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d72f1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text-position="sub 58%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8" style:family="paragraph" style:parent-style-name="Standard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</style:style>
    <style:style style:name="P9" style:family="paragraph" style:parent-style-name="Standard">
      <loext:graphic-properties draw:fill="none"/>
      <style:paragraph-properties fo:margin-left="3cm" fo:margin-right="0cm" fo:text-align="start" style:justify-single-word="false" fo:text-indent="0cm" style:auto-text-indent="false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72f1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variant="normal" fo:text-transform="none" fo:color="#666666" style:font-name="Open Sans" fo:font-size="11.25pt" fo:letter-spacing="normal" fo:font-style="normal" fo:font-weight="bold"/>
    </style:style>
    <style:style style:name="T5" style:family="text">
      <style:text-properties fo:font-variant="normal" fo:text-transform="none" fo:color="#666666" style:font-name="Open Sans" fo:font-size="11.25pt" fo:letter-spacing="normal" fo:font-style="normal" fo:font-weight="normal"/>
    </style:style>
    <style:style style:name="T6" style:family="text">
      <style:text-properties fo:font-size="9.75pt"/>
    </style:style>
    <style:style style:name="T7" style:family="text">
      <style:text-properties officeooo:rsid="001d72f1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d72f1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size="18pt" style:font-size-asian="18pt" style:font-size-complex="18pt"/>
    </style:style>
    <style:style style:name="T1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ponential Moving Average <text:span text:style-name="T7">(EMA)</text:span></text:p>
      <text:p text:style-name="Standard"/>
      <text:p text:style-name="P1"><text:span text:style-name="T9">Индикатор </text:span>ExponentialMovingAverage <text:s/>позволяет уменьшить лаг и придать больший вес самым новым ценам. С помощью этого индикатора удается очень быстро реагировать на изменения цен. Вес последней цены можно регулировать изменением периода. С увеличением периода уменьшается вес. Но не забывайте учитывать, что рассчитывать экспоненциальную среднюю намного труднее, чем простую.</text:p>
      <text:p text:style-name="P1"/>
      <text:p text:style-name="P1">Существует два пути расчета <text:span text:style-name="Strong_20_Emphasis"><text:span text:style-name="T1">экспоненциальной скользящей средней</text:span></text:span><text:span text:style-name="Strong_20_Emphasis"> </text:span>– как процентный и периодный индикатор. В первом случае параметром является вес, во втором – период.</text:p>
      <text:p text:style-name="P5"/>
      <text:p text:style-name="P1"><text:span text:style-name="Strong_20_Emphasis">Экспоненциальную скользящую среднюю рассчитывают по формуле:</text:span></text:p>
      <text:p text:style-name="P4"/>
      <text:p text:style-name="P6">EMA<text:span text:style-name="T13">i</text:span><text:span text:style-name="T12"> </text:span>= EMA<text:span text:style-name="T13">i-1</text:span> + (K X [P<text:span text:style-name="T13">i</text:span> – EMA<text:span text:style-name="T13">i-1</text:span>]</text:p>
      <text:p text:style-name="P4"><text:span text:style-name="Strong_20_Emphasis"/></text:p>
      <text:p text:style-name="P8"><text:span text:style-name="Strong_20_Emphasis">г</text:span><text:span text:style-name="Strong_20_Emphasis"><text:span text:style-name="T1">де:</text:span></text:span></text:p>
      <text:p text:style-name="P9">i — текущий момент времени,<text:line-break/>i — 1 — предыдущий момент времени,<text:line-break/>K = 2 / (n + 1), n — период средней в барах.</text:p>
      <text:p text:style-name="P1"/>
      <text:p text:style-name="P1">Таким образом, изменить период индикатора можно, изменяя сам коэффициент К или изменяя период скользящей. Во втором случае коэффициент можно будет рассчитать по формуле – 2/(1+N).</text:p>
      <text:p text:style-name="P1"/>
      <text:p text:style-name="P1"><text:span text:style-name="T9">Т</text:span>еоретически для расчета экспоненциальных скользящих средних берутся во внимание все цены за весь период. Влияние старых цен со временем становится все меньше и в этом особое преимущество этого варианта скользящего среднего.</text:p>
      <text:p text:style-name="P1"/>
      <text:p text:style-name="P3">Экспоненциальная скользящ<text:span text:style-name="T9">ая</text:span> средн<text:span text:style-name="T9">яя</text:span> существенно точнее показывает изменения рыночных цен, <text:span text:style-name="T9">поскольку</text:span> более новые цены оказывают пропорционально большее влияние на индикатор.</text:p>
      <text:p text:style-name="P3"/>
      <text:p text:style-name="P1"><text:span text:style-name="Strong_20_Emphasis">Недостатки:</text:span></text:p>
      <text:list xml:id="list243378982" text:style-name="L1">
        <text:list-header>
          <text:p text:style-name="P2"><text:span text:style-name="Emphasis"><text:span text:style-name="T3"/></text:span></text:p>
          <text:p text:style-name="P2"><text:span text:style-name="Emphasis"><text:span text:style-name="T3"><text:s/>- Экспоненциальное скользящее среднее способно очень остро реагировать на стремительные изменения цен.</text:span></text:span></text:p>
          <text:p text:style-name="P2"><text:span text:style-name="Emphasis"><text:span text:style-name="T3"/></text:span></text:p>
          <text:p text:style-name="P2"><text:span text:style-name="Emphasis"><text:span text:style-name="T3">- Неплохо подходит для краткосрочной торговли, но при этом не слишком эффективна для идентификации долгосрочных трендов. Экспоненциальное среднее более чувствительно, чем простое, но при этом может показывать больше ложных сигналов.</text:span></text:span></text:p>
        </text:list-header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3:17:03.629000000</meta:creation-date>
    <dc:date>2020-02-14T13:22:36.147000000</dc:date>
    <meta:editing-duration>PT5M33S</meta:editing-duration>
    <meta:editing-cycles>1</meta:editing-cycles>
    <meta:document-statistic meta:table-count="0" meta:image-count="0" meta:object-count="0" meta:page-count="1" meta:paragraph-count="15" meta:word-count="229" meta:character-count="1700" meta:non-whitespace-character-count="1478"/>
    <meta:generator>LibreOffice/6.4.0.3$Windows_X86_64 LibreOffice_project/b0a288ab3d2d4774cb44b62f04d5d28733ac6df8</meta:generator>
  </office:meta>
</office:document-meta>
</file>